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40000001E7E02CA7D.png" manifest:media-type=""/>
  <manifest:file-entry manifest:full-path="Pictures/10000201000000140000001E8B019D74.png" manifest:media-type=""/>
  <manifest:file-entry manifest:full-path="Pictures/100000000000002F0000003EDBDB11E5.png" manifest:media-type=""/>
  <manifest:file-entry manifest:full-path="Pictures/100002010000002F0000003EF6388154.png" manifest:media-type=""/>
  <manifest:file-entry manifest:full-path="Pictures/100002010000002F0000003EAF222B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c4f4c4" draw:textarea-vertical-align="middle"/>
    </style:style>
    <style:style style:name="gr3" style:family="graphic" style:parent-style-name="standard">
      <style:graphic-properties draw:fill="solid" draw:fill-color="#99ccff" draw:textarea-horizontal-align="justify" draw:textarea-vertical-align="top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svg:stroke-color="#00ff00" draw:marker-end="Arrow" draw:marker-end-width="0.15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g>
          <draw:custom-shape draw:style-name="gr1" draw:text-style-name="P2" xml:id="id2" draw:id="id2" draw:layer="layout" svg:width="5.844cm" svg:height="1.778cm" svg:x="6.194cm" svg:y="1.017cm">
            <text:p text:style-name="P1"><text:span text:style-name="T1">Find local intensity </text:span><text:span text:style-name="T1"><text:line-break/></text:span><text:span text:style-name="T1">maximums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curve" svg:x1="4.826cm" svg:y1="1.905cm" svg:x2="6.194cm" svg:y2="1.906cm" draw:start-shape="id1" draw:start-glue-point="1" draw:end-shape="id2" draw:end-glue-point="3" svg:d="m4826 1905c1026 0 342 1 1368 1" svg:viewBox="0 0 1369 2">
            <text:p/>
          </draw:connector>
          <draw:connector draw:style-name="gr2" draw:text-style-name="P1" draw:layer="layout" draw:type="curve" svg:x1="12.038cm" svg:y1="1.906cm" svg:x2="13.633cm" svg:y2="1.905cm" draw:start-shape="id2" draw:start-glue-point="1" draw:end-shape="id3" svg:d="m12038 1906c1197 0 400-1 1595-1" svg:viewBox="0 0 1596 2">
            <text:p/>
          </draw:connector>
          <draw:custom-shape draw:style-name="gr1" draw:text-style-name="P2" xml:id="id4" draw:id="id4" draw:layer="layout" svg:width="4.814cm" svg:height="1.778cm" svg:x="20.467cm" svg:y="0.127cm">
            <text:p text:style-name="P1"><text:span text:style-name="T1">Region growing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curve" svg:x1="18.459cm" svg:y1="1.905cm" svg:x2="20.467cm" svg:y2="1.016cm" draw:start-shape="id3" draw:start-glue-point="1" draw:end-shape="id4" draw:end-glue-point="3" svg:d="m18459 1905c1506 0 502-889 2008-889" svg:viewBox="0 0 2009 890">
            <text:p/>
          </draw:connector>
          <draw:connector draw:style-name="gr2" draw:text-style-name="P1" draw:layer="layout" draw:type="curve" svg:x1="25.281cm" svg:y1="1.016cm" svg:x2="26.161cm" svg:y2="2.171cm" draw:start-shape="id4" draw:start-glue-point="1" draw:end-shape="id5" draw:end-glue-point="0" svg:d="m25281 1016c587 0 880 385 880 1155" svg:viewBox="0 0 881 1156">
            <text:p/>
          </draw:connector>
          <draw:connector draw:style-name="gr2" draw:text-style-name="P1" draw:layer="layout" draw:type="curve" svg:x1="19.848cm" svg:y1="6.292cm" svg:x2="21.711cm" svg:y2="9.026cm" draw:start-shape="id6" draw:start-glue-point="2" draw:end-shape="id7" svg:d="m19848 6292c0 1823 621 2734 1863 2734" svg:viewBox="0 0 1864 2735">
            <text:p/>
          </draw:connector>
          <draw:custom-shape draw:style-name="gr1" draw:text-style-name="P2" xml:id="id10" draw:id="id10" draw:layer="layout" svg:width="5.747cm" svg:height="1.778cm" svg:x="6.912cm" svg:y="3.143cm">
            <text:p text:style-name="P1"><text:span text:style-name="T1">PCA on </text:span><text:span text:style-name="T1"><text:line-break/></text:span><text:span text:style-name="T1">activation are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9" draw:id="id9" draw:layer="layout" svg:width="5.589cm" svg:height="1.778cm" svg:x="0cm" svg:y="8.761cm">
            <text:p text:style-name="P1"><text:span text:style-name="T1">Estimate area</text:span><text:span text:style-name="T1"><text:line-break/></text:span><text:span text:style-name="T1">eccentricity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curve" draw:line-skew="0cm -0.412cm" svg:x1="23.748cm" svg:y1="4.202cm" svg:x2="19.848cm" svg:y2="4.514cm" draw:start-shape="id5" draw:start-glue-point="3" draw:end-shape="id6" draw:end-glue-point="0" svg:d="m23748 4202c-829 0-690-301-1458-565s-2442-492-2442 877" svg:viewBox="0 0 3901 1078">
            <text:p/>
          </draw:connector>
          <draw:connector draw:style-name="gr2" draw:text-style-name="P1" draw:layer="layout" draw:type="curve" svg:x1="2.775cm" svg:y1="7.954cm" svg:x2="2.794cm" svg:y2="8.761cm" draw:start-shape="id8" draw:start-glue-point="2" draw:end-shape="id9" draw:end-glue-point="0" svg:d="m2775 7954c0 604 19 201 19 807" svg:viewBox="0 0 20 808">
            <text:p/>
          </draw:connector>
          <draw:connector draw:style-name="gr2" draw:text-style-name="P1" draw:layer="layout" draw:type="curve" svg:x1="6.912cm" svg:y1="4.032cm" svg:x2="2.775cm" svg:y2="4.427cm" draw:start-shape="id10" draw:start-glue-point="3" draw:end-shape="id11" draw:end-glue-point="0" svg:d="m6912 4032c-1021 0-851-54-1630-143s-2507-215-2507 538" svg:viewBox="0 0 4138 607">
            <text:p/>
          </draw:connector>
          <draw:g xml:id="id1" draw:id="id1">
            <draw:custom-shape draw:style-name="gr3" draw:text-style-name="P2" draw:layer="layout" svg:width="4.826cm" svg:height="3.81cm" svg:x="0cm" svg:y="0cm">
              <text:p text:style-name="P1"><text:span text:style-name="T1">Masked dat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" draw:layer="layout" svg:width="2.311cm" svg:height="3.048cm" draw:transform="rotate (-1.5707963267949) translate (3.937cm 1.016cm)">
              <draw:image xlink:href="Pictures/100002010000002F0000003EAF222B71.png" xlink:type="simple" xlink:show="embed" xlink:actuate="onLoad">
                <text:p/>
              </draw:image>
            </draw:frame>
          </draw:g>
          <draw:g xml:id="id3" draw:id="id3">
            <draw:custom-shape draw:style-name="gr3" draw:text-style-name="P2" draw:layer="layout" svg:width="4.826cm" svg:height="3.81cm" svg:x="13.633cm" svg:y="0cm">
              <text:p text:style-name="P1"><text:span text:style-name="T1">Seed points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2.514cm" svg:height="3.048cm" draw:transform="rotate (-1.5707963267949) translate (17.57cm 1.042cm)">
              <draw:image xlink:href="Pictures/100002010000002F0000003EF6388154.png" xlink:type="simple" xlink:show="embed" xlink:actuate="onLoad">
                <text:p/>
              </draw:image>
            </draw:frame>
          </draw:g>
          <draw:g xml:id="id5" draw:id="id5">
            <draw:custom-shape draw:style-name="gr3" draw:text-style-name="P2" draw:layer="layout" svg:width="4.827cm" svg:height="4.063cm" svg:x="23.748cm" svg:y="2.171cm">
              <text:p text:style-name="P1"><text:span text:style-name="T1">Activation area</text:span><text:span text:style-name="T1"><text:line-break/></text:span><text:span text:style-name="T1">estimates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2.311cm" svg:height="3.047cm" draw:transform="rotate (-1.5707963267949) translate (27.685cm 3.729cm)">
              <draw:image xlink:href="Pictures/100000000000002F0000003EDBDB11E5.png" xlink:type="simple" xlink:show="embed" xlink:actuate="onLoad">
                <text:p/>
              </draw:image>
            </draw:frame>
          </draw:g>
          <draw:g xml:id="id8" draw:id="id8">
            <draw:custom-shape draw:style-name="gr3" draw:text-style-name="P2" xml:id="id11" draw:id="id11" draw:layer="layout" svg:width="5.551cm" svg:height="3.527cm" svg:x="0cm" svg:y="4.427cm">
              <text:p text:style-name="P1"><text:span text:style-name="T1">Eigenvecto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" draw:layer="layout" svg:width="1.549cm" svg:height="2.311cm" svg:x="2.147cm" svg:y="5.361cm">
                <draw:image xlink:href="Pictures/10000201000000140000001E8B019D74.png" xlink:type="simple" xlink:show="embed" xlink:actuate="onLoad">
                  <text:p/>
                </draw:image>
              </draw:frame>
              <draw:line draw:style-name="gr5" draw:text-style-name="P1" draw:layer="layout" svg:x1="3.164cm" svg:y1="6.4cm" svg:x2="2.862cm" svg:y2="5.859cm">
                <text:p/>
              </draw:line>
              <draw:line draw:style-name="gr5" draw:text-style-name="P1" draw:layer="layout" svg:x1="3.181cm" svg:y1="6.782cm" svg:x2="2.831cm" svg:y2="7.235cm">
                <text:p/>
              </draw:line>
            </draw:g>
          </draw:g>
          <draw:connector draw:style-name="gr2" draw:text-style-name="P1" draw:layer="layout" draw:type="curve" svg:x1="12.139cm" svg:y1="9.064cm" svg:x2="12.99cm" svg:y2="9.108cm" draw:start-shape="id12" draw:start-glue-point="1" draw:end-shape="id13" draw:end-glue-point="3" svg:d="m12139 9064c637 0 212 44 851 44" svg:viewBox="0 0 852 45">
            <text:p/>
          </draw:connector>
          <draw:custom-shape draw:style-name="gr1" draw:text-style-name="P2" xml:id="id6" draw:id="id6" draw:layer="layout" svg:width="5.588cm" svg:height="1.778cm" svg:x="17.054cm" svg:y="4.514cm">
            <text:p text:style-name="P1"><text:span text:style-name="T1">Thinning/Caudate </text:span><text:span text:style-name="T1"><text:line-break/></text:span><text:span text:style-name="T1">center estimate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curve" svg:x1="17.054cm" svg:y1="5.403cm" svg:x2="12.659cm" svg:y2="4.032cm" draw:start-shape="id6" draw:start-glue-point="3" draw:end-shape="id10" draw:end-glue-point="1" svg:d="m17054 5403c-3297 0-1100-1371-4395-1371" svg:viewBox="0 0 4396 1372">
            <text:p/>
          </draw:connector>
          <draw:g xml:id="id7" draw:id="id7">
            <draw:custom-shape draw:style-name="gr7" draw:text-style-name="P2" draw:layer="layout" svg:width="6.864cm" svg:height="3.787cm" svg:x="21.711cm" svg:y="7.133cm">
              <text:p text:style-name="P1"><text:span text:style-name="T1">Primary landmar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" draw:layer="layout" svg:width="2.514cm" svg:height="3.048cm" draw:transform="rotate (-1.5707963267949) translate (26.667cm 8.21cm)">
              <draw:image xlink:href="Pictures/100002010000002F0000003EF6388154.png" xlink:type="simple" xlink:show="embed" xlink:actuate="onLoad">
                <text:p/>
              </draw:image>
            </draw:frame>
          </draw:g>
          <draw:custom-shape draw:style-name="gr1" draw:text-style-name="P2" xml:id="id12" draw:id="id12" draw:layer="layout" svg:width="5.589cm" svg:height="1.778cm" svg:x="6.55cm" svg:y="8.175cm">
            <text:p text:style-name="P1"><text:span text:style-name="T1">Define landmarks</text:span></text:p>
            <text:p text:style-name="P1"><text:span text:style-name="T1">along eigenvectors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7" draw:text-style-name="P2" draw:layer="layout" svg:width="6.858cm" svg:height="3.601cm" svg:x="12.99cm" svg:y="7.308cm">
              <text:p text:style-name="P1"><text:span text:style-name="T1">Secondary landmarks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1" draw:layer="layout" svg:width="1.549cm" svg:height="2.31cm" svg:x="15.671cm" svg:y="8.299cm">
              <draw:image xlink:href="Pictures/10000201000000140000001E7E02CA7D.png" xlink:type="simple" xlink:show="embed" xlink:actuate="onLoad">
                <text:p/>
              </draw:image>
            </draw:frame>
          </draw:g>
          <draw:connector draw:style-name="gr6" draw:text-style-name="P1" draw:layer="layout" draw:type="curve" svg:x1="5.589cm" svg:y1="9.65cm" svg:x2="6.55cm" svg:y2="9.064cm" draw:start-shape="id9" draw:start-glue-point="1" draw:end-shape="id12" draw:end-glue-point="3" svg:d="m5589 9650c720 0 240-586 961-586" svg:viewBox="0 0 962 587">
            <text:p/>
          </draw:connector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3cm" fo:text-indent="0cm"/>
      <style:text-properties style:use-window-font-color="true" style:text-outline="false" style:text-line-through-style="none" style:font-name="Arial" fo:font-size="28.8999996185303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55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63cm" fo:text-indent="0cm"/>
      <style:text-properties fo:font-size="21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4cm" fo:text-indent="0cm"/>
      <style:text-properties fo:font-size="17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1cm" fo:text-indent="0cm"/>
      <style:text-properties fo:font-size="17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1cm" fo:text-indent="0cm"/>
      <style:text-properties fo:font-size="17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1cm" fo:text-indent="0cm"/>
      <style:text-properties fo:font-size="17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1cm" fo:text-indent="0cm"/>
      <style:text-properties fo:font-size="17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1cm" fo:text-indent="0cm"/>
      <style:text-properties fo:font-size="17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39.700000762939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575cm" fo:page-height="10.97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455cm" svg:x="1cm" svg:y="4.545cm"/>
      <draw:page-thumbnail draw:layer="backgroundobjects" svg:width="8.999cm" svg:height="3.455cm" svg:x="1cm" svg:y="13.121cm"/>
      <draw:page-thumbnail draw:layer="backgroundobjects" svg:width="8.999cm" svg:height="3.455cm" svg:x="1cm" svg:y="21.697cm"/>
      <draw:page-thumbnail draw:layer="backgroundobjects" svg:width="8.999cm" svg:height="3.455cm" svg:x="11cm" svg:y="4.545cm"/>
      <draw:page-thumbnail draw:layer="backgroundobjects" svg:width="8.999cm" svg:height="3.455cm" svg:x="11cm" svg:y="13.121cm"/>
      <draw:page-thumbnail draw:layer="backgroundobjects" svg:width="8.999cm" svg:height="3.455cm" svg:x="11cm" svg:y="21.697cm"/>
    </style:handout-master>
    <style:master-page style:name="Standard" style:page-layout-name="PM1" draw:style-name="Mdp1">
      <draw:frame presentation:style-name="Standard-title" draw:layer="backgroundobjects" svg:width="24.93cm" svg:height="3.172cm" svg:x="2.381cm" svg:y="1.754cm" presentation:class="title" presentation:placeholder="true">
        <draw:text-box/>
      </draw:frame>
      <draw:frame presentation:style-name="Standard-outline1" draw:layer="backgroundobjects" svg:width="24.93cm" svg:height="9.34cm" svg:x="2.381cm" svg:y="5.441cm" presentation:class="outline" presentation:placeholder="true">
        <draw:text-box/>
      </draw:frame>
      <draw:frame presentation:style-name="Mpr1" draw:text-style-name="MP1" draw:layer="backgroundobjects" svg:width="6.452cm" svg:height="1.31cm" svg:x="2.381cm" svg:y="18.3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1cm" svg:height="1.31cm" svg:x="10.467cm" svg:y="18.30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2cm" svg:height="1.31cm" svg:x="20.854cm" svg:y="18.30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t Wollny</meta:initial-creator>
    <meta:creation-date>2013-10-21T13:55:16</meta:creation-date>
    <meta:editing-duration>PT19M19S</meta:editing-duration>
    <meta:editing-cycles>11</meta:editing-cycles>
    <dc:date>2013-11-25T17:22:48.231770494</dc:date>
    <dc:creator>Gert Wollny</dc:creator>
    <meta:generator>LibreOffice/4.1.2.3$Linux_X86_64 LibreOffice_project/410m0$Build-3</meta:generator>
    <meta:document-statistic meta:object-count="62"/>
  </office:meta>
</office:document-meta>
</file>